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3.5cm">
          <draw:text-box>
            <text:p><text:span text:style-name="T1">i</text:span></text:p>
          </draw:text-box>
        </draw:frame>
        <draw:frame draw:style-name="gr3" draw:text-style-name="P2" draw:layer="layout" svg:width="15.489cm" svg:height="8.712cm" svg:x="0.03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12-15T19:15:30.955763808</dc:date>
    <meta:editing-duration>PT3M50S</meta:editing-duration>
    <meta:editing-cycles>20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9cm" svg:height="8.713cm" xlink:href="." xlink:type="simple" chart:class="chart:scatter" chart:style-name="ch1">
        <chart:plot-area chart:style-name="ch2" chart:data-source-has-labels="both" svg:x="0.309cm" svg:y="0.174cm" svg:width="14.872cm" svg:height="8.365cm">
          <chartooo:coordinate-region svg:x="0.851cm" svg:y="0.373cm" svg:width="14.236cm" svg:height="7.96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82842712474619">
                <text:p>3.828427124746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82842712474619">
                <text:p>-1.82842712474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82842712474619">
                <text:p>-1.8284271247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99999999999999">
                <text:p>0.999999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2842712474619">
                <text:p>3.82842712474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82842712474619">
                <text:p>3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